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CB2000011B358213F93.svm"/>
  <manifest:file-entry manifest:media-type="" manifest:full-path="Pictures/200000070000223C00001271AB3610DB.svm"/>
  <manifest:file-entry manifest:media-type="" manifest:full-path="Pictures/200000070000223C000010366A138065.svm"/>
  <manifest:file-entry manifest:media-type="" manifest:full-path="Pictures/2000000700002040000007488852A06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3.634cm"/>
    </style:style>
    <style:style style:name="co8" style:family="table-column">
      <style:table-column-properties fo:break-before="auto" style:column-width="5.826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1.815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priorytet</text:p>
          </table:table-cell>
          <table:table-cell office:value-type="string">
            <text:p>Kategoria</text:p>
          </table:table-cell>
          <table:table-cell office:value-type="string">
            <text:p>Powtarzalność</text:p>
          </table:table-cell>
          <table:table-cell office:value-type="string">
            <text:p>System, przeglądarka</text:p>
          </table:table-cell>
          <table:table-cell office:value-type="string">
            <text:p>Temat</text:p>
          </table:table-cell>
          <table:table-cell office:value-type="string">
            <text:p>Warunki początkowe</text:p>
          </table:table-cell>
          <table:table-cell office:value-type="string">
            <text:p>kroki do powtórzenia </text:p>
          </table:table-cell>
          <table:table-cell office:value-type="string">
            <text:p>uzyskany rezulat</text:p>
          </table:table-cell>
          <table:table-cell office:value-type="string">
            <text:p>oczekiwany rezultat</text:p>
          </table:table-cell>
          <table:table-cell office:value-type="string">
            <text:p>nr. przypadku testowego (opcjanalnie)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 office:value-type="float" office:value="1.1">
            <text:p>1.1</text:p>
          </table:table-cell>
          <table:table-cell office:value-type="string">
            <text:p>błąd krytyczny</text:p>
          </table:table-cell>
          <table:table-cell office:value-type="string">
            <text:p>techniczny</text:p>
            <text:p>Funkcjonalny</text:p>
          </table:table-cell>
          <table:table-cell office:value-type="string">
            <text:p>zawsze</text:p>
          </table:table-cell>
          <table:table-cell office:value-type="string">
            <text:p>Windows 10 Home</text:p>
            <text:p>Wersja 68.0.3440.106 (Oficjalna wersja) (64-bitowa)</text:p>
            <text:p/>
            <text:p/>
          </table:table-cell>
          <table:table-cell office:value-type="string">
            <text:p>Uzytkownik loguje sie pomimo wpisania błędnego hasła, prawdopodobnie moduł nie rozróżnia wielkich I małych</text:p>
          </table:table-cell>
          <table:table-cell table:style-name="ce2" office:value-type="string">
            <text:p>Uruchomiona przeglądrka </text:p>
            <text:p>Wpisany adres:</text:p>
            <text:p><text:a xlink:href="https://kapczynskipiotr.github.io/test.github.io/index.html">https://kapczynskipiotr.github.io/test.github.io/index.html</text:a></text:p>
          </table:table-cell>
          <table:table-cell office:value-type="string">
            <text:p>1. Uruchom przeglądarke</text:p>
            <text:p>2. <text:s/>Przejdź na stronę <text:a xlink:href="https://kapczynskipiotr.github.io/test.github.io/index.html">https://kapczynskipiotr.github.io/test.github.io/index.html</text:a></text:p>
            <text:p>3.Pole login uzupelnij-admin</text:p>
            <text:p>4.Pole hasło uzupełnij-admin</text:p>
            <text:p>5.Kliknij przycisk zaloguj</text:p>
          </table:table-cell>
          <table:table-cell office:value-type="string">
            <text:p>- użytkownik zalogowany jako admin</text:p>
          </table:table-cell>
          <table:table-cell office:value-type="string">
            <text:p>- użytkownik niezalogowany</text:p>
            <text:p>-pokazuje się komunikat (“Login or password incorrect. Try Again.”)</text:p>
          </table:table-cell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 office:value-type="float" office:value="1.2">
            <text:p>1.2</text:p>
          </table:table-cell>
          <table:table-cell office:value-type="string">
            <text:p>niski</text:p>
          </table:table-cell>
          <table:table-cell office:value-type="string">
            <text:p>GUI</text:p>
            <text:p/>
          </table:table-cell>
          <table:table-cell office:value-type="string">
            <text:p>zawsze</text:p>
          </table:table-cell>
          <table:table-cell office:value-type="string">
            <text:p>Windows 10 Home</text:p>
            <text:p>Wersja 68.0.3440.106 (Oficjalna wersja) (64-bitowa)</text:p>
            <text:p/>
            <text:p/>
          </table:table-cell>
          <table:table-cell office:value-type="string">
            <text:p>-blędna nazwa</text:p>
          </table:table-cell>
          <table:table-cell table:style-name="ce2" office:value-type="string">
            <text:p>Uruchomonia przeglądrka </text:p>
            <text:p>Wpisany adres:</text:p>
            <text:p><text:a xlink:href="https://kapczynskipiotr.github.io/test.github.io/index.html">https://kapczynskipiotr.github.io/test.github.io/index.html</text:a></text:p>
          </table:table-cell>
          <table:table-cell office:value-type="string">
            <text:p>1. Uruchom przeglądarke </text:p>
            <text:p>2. Przejdź na stronę https://kapczynskipiotr.github.io/test.github.io/index.html </text:p>
          </table:table-cell>
          <table:table-cell office:value-type="string">
            <text:p>Przycisk zaloguj ma polską nazwę</text:p>
          </table:table-cell>
          <table:table-cell office:value-type="string">
            <text:p>Przycisk “Zaloguj” powinien mieć nazwę “Sign In”</text:p>
          </table:table-cell>
          <table:table-cell table:style-name="Default"/>
          <table:table-cell table:number-columns-repeated="1013"/>
        </table:table-row>
        <table:table-row table:style-name="ro4">
          <table:table-cell table:style-name="Default" table:number-columns-repeated="5"/>
          <table:table-cell table:style-name="Default">
            <draw:frame table:end-cell-address="Arkusz1.H12" table:end-x="1.443cm" table:end-y="0.412cm" draw:z-index="0" draw:name="Grafika 1" draw:style-name="gr1" draw:text-style-name="P1" svg:width="8.763cm" svg:height="4.72cm" svg:x="0.723cm" svg:y="0.839cm">
              <draw:image xlink:href="Pictures/200000070000223C00001271AB3610DB.svm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3"/>
        </table:table-row>
        <table:table-row table:style-name="ro5">
          <table:table-cell table:style-name="Default" table:number-columns-repeated="11"/>
          <table:table-cell table:number-columns-repeated="1013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style-name="Default" table:number-columns-repeated="10"/>
          <table:table-cell office:value-type="string">
            <text:p>-</text:p>
          </table:table-cell>
          <table:table-cell table:number-columns-repeated="1013"/>
        </table:table-row>
        <table:table-row table:style-name="ro5">
          <table:table-cell table:style-name="Default" table:number-columns-repeated="11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7">
          <table:table-cell office:value-type="float" office:value="1.3">
            <text:p>1.3</text:p>
          </table:table-cell>
          <table:table-cell office:value-type="string">
            <text:p>niski</text:p>
          </table:table-cell>
          <table:table-cell office:value-type="string">
            <text:p>tekstowy</text:p>
          </table:table-cell>
          <table:table-cell office:value-type="string">
            <text:p>zawsze</text:p>
          </table:table-cell>
          <table:table-cell office:value-type="string">
            <text:p>Windows 10 Home</text:p>
            <text:p>Wersja 68.0.3440.106 (Oficjalna wersja) (64-bitowa)</text:p>
            <text:p/>
            <text:p/>
          </table:table-cell>
          <table:table-cell office:value-type="string">
            <text:p>-błąd w wyswietlanej dacie</text:p>
          </table:table-cell>
          <table:table-cell table:style-name="ce2" office:value-type="string">
            <text:p>Uruchomonia przeglądrka </text:p>
            <text:p>Wpisany adres:</text:p>
            <text:p><text:a xlink:href="https://kapczynskipiotr.github.io/test.github.io/index.html">https://kapczynskipiotr.github.io/test.github.io/index.html</text:a></text:p>
          </table:table-cell>
          <table:table-cell office:value-type="string">
            <text:p>1. Uruchom przeglądarke </text:p>
            <text:p>2. Przejdź na stronę https://kapczynskipiotr.github.io/test.github.io/index.html </text:p>
          </table:table-cell>
          <table:table-cell office:value-type="string">
            <text:p>Wyświetla się data 04/09/2017</text:p>
          </table:table-cell>
          <table:table-cell office:value-type="string">
            <text:p>Powinna wyświetlać się aktualna data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5">
          <table:table-cell table:number-columns-repeated="5"/>
          <table:table-cell>
            <draw:frame table:end-cell-address="Arkusz1.H25" table:end-x="0.301cm" table:end-y="0.32cm" draw:z-index="1" draw:name="Grafika 2" draw:style-name="gr1" draw:text-style-name="P1" svg:width="7.345cm" svg:height="4.53cm" svg:x="0.999cm" svg:y="0.306cm">
              <draw:image xlink:href="Pictures/2000000700001CB2000011B358213F93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 table:number-rows-repeated="11">
          <table:table-cell table:number-columns-repeated="1024"/>
        </table:table-row>
        <table:table-row table:style-name="ro7">
          <table:table-cell office:value-type="float" office:value="1.4">
            <text:p>1.4</text:p>
          </table:table-cell>
          <table:table-cell office:value-type="string">
            <text:p>niski</text:p>
          </table:table-cell>
          <table:table-cell office:value-type="string">
            <text:p>tekstowy</text:p>
          </table:table-cell>
          <table:table-cell office:value-type="string">
            <text:p>zawsze</text:p>
          </table:table-cell>
          <table:table-cell office:value-type="string">
            <text:p>Windows 10 Home</text:p>
            <text:p>Wersja 68.0.3440.106 (Oficjalna wersja) (64-bitowa)</text:p>
            <text:p/>
            <text:p/>
          </table:table-cell>
          <table:table-cell office:value-type="string">
            <text:p>-ikona tytułu strony znika po zalogowaniu</text:p>
          </table:table-cell>
          <table:table-cell table:style-name="ce2" office:value-type="string">
            <text:p>Uruchomiona przeglądarka </text:p>
            <text:p/>
            <text:p>Zalogowano jako uzytkownik admin</text:p>
          </table:table-cell>
          <table:table-cell office:value-type="string">
            <text:p>1. Uruchom przeglądarke </text:p>
            <text:p>2. Przejdź na stronę https://kapczynskipiotr.github.io/test.github.io/index.html </text:p>
            <text:p>3.Uzyj loginu: admin</text:p>
            <text:p>Hasło: ADMIN</text:p>
          </table:table-cell>
          <table:table-cell office:value-type="string">
            <text:p>-nie ma ikony tytułu na każdej z podstron </text:p>
          </table:table-cell>
          <table:table-cell office:value-type="string">
            <text:p>na kazdej ze stron powinna pokazać się ikona przy tytule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>
            <draw:frame table:end-cell-address="Arkusz1.H33" table:end-x="1.101cm" table:end-y="0.383cm" draw:z-index="2" draw:name="Grafika 3" draw:style-name="gr1" draw:text-style-name="P1" svg:width="8.255cm" svg:height="1.863cm" svg:x="0.889cm" svg:y="0.327cm">
              <draw:image xlink:href="Pictures/2000000700002040000007488852A06C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 table:number-rows-repeated="6">
          <table:table-cell table:number-columns-repeated="1024"/>
        </table:table-row>
        <table:table-row table:style-name="ro8">
          <table:table-cell office:value-type="float" office:value="1.5">
            <text:p>1.5</text:p>
          </table:table-cell>
          <table:table-cell office:value-type="string">
            <text:p>niski</text:p>
          </table:table-cell>
          <table:table-cell office:value-type="string">
            <text:p>tekstowy</text:p>
          </table:table-cell>
          <table:table-cell office:value-type="string">
            <text:p>zawsze</text:p>
          </table:table-cell>
          <table:table-cell office:value-type="string">
            <text:p>Windows 10 Home</text:p>
            <text:p>Wersja 68.0.3440.106 (Oficjalna wersja) (64-bitowa)</text:p>
            <text:p/>
            <text:p/>
          </table:table-cell>
          <table:table-cell office:value-type="string">
            <text:p>- link przekierowuje na nieodpowiednią stronę</text:p>
          </table:table-cell>
          <table:table-cell table:style-name="ce2" office:value-type="string">
            <text:p>Uruchomiona przeglądarka </text:p>
            <text:p/>
            <text:p>Zalogowano jako uzytkownik admin</text:p>
          </table:table-cell>
          <table:table-cell office:value-type="string">
            <text:p>1. Uruchom przeglądarke </text:p>
            <text:p>2. Przejdź na stronę https://kapczynskipiotr.github.io/test.github.io/index.html </text:p>
            <text:p>3.Uzyj loginu: admin</text:p>
            <text:p>Hasło: ADMIN</text:p>
            <text:p>4. Przejdź na stronę Tesla</text:p>
          </table:table-cell>
          <table:table-cell office:value-type="string">
            <text:p>- link www.tesla.com - click</text:p>
            <text:p>Przekierowywuje na stronę otomoto</text:p>
          </table:table-cell>
          <table:table-cell office:value-type="string">
            <text:p>link powinien przekierowac na stronę <text:a xlink:href="http://www.tesla.com/">www.tesla.com</text:a>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4"/>
          <table:table-cell>
            <draw:frame table:end-cell-address="Arkusz1.G48" table:end-x="3.337cm" table:end-y="0.083cm" draw:z-index="3" draw:name="Grafika 4" draw:style-name="gr1" draw:text-style-name="P1" svg:width="8.763cm" svg:height="4.149cm" svg:x="2.701cm" svg:y="-0.001cm">
              <draw:image xlink:href="Pictures/200000070000223C000010366A138065.svm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8" table:number-rows-repeated="104853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kusz2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1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4/09/2018</text:date>, <text:time>17:48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 </meta:initial-creator>
    <meta:creation-date>2018-09-04T16:46:59.86</meta:creation-date>
    <dc:date>2018-09-04T17:48:43.87</dc:date>
    <dc:creator>sas </dc:creator>
    <meta:editing-duration>PT13M54S</meta:editing-duration>
    <meta:editing-cycles>1</meta:editing-cycles>
    <meta:document-statistic meta:table-count="3" meta:cell-count="66" meta:object-count="4"/>
    <meta:generator>OpenOffice/4.1.5$Win32 OpenOffice.org_project/415m1$Build-9789</meta:generator>
  </office:meta>
</office:document-meta>
</file>